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B0000038B78E36F58167E9503.png" manifest:media-type="image/png"/>
  <manifest:file-entry manifest:full-path="Pictures/100000000000047700000029B1A372D8D4CFDDDC.png" manifest:media-type="image/png"/>
  <manifest:file-entry manifest:full-path="Pictures/100000000000022C00000179FA138C4866DE6607.png" manifest:media-type="image/png"/>
  <manifest:file-entry manifest:full-path="Pictures/10000000000003E8000001C4E7EADF56DC992D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3.799cm, 1.938cm, 3.795cm, 2.237cm)" draw:image-opacity="100%" style:mirror="non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65cm, 6.52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svg:stroke-width="0.159cm" svg:stroke-color="#ff860d" draw:marker-start="Стили_20_стрелок_20_1" draw:marker-start-width="0.538cm" draw:marker-end="Стили_20_стрелок_20_2" draw:marker-end-width="0.5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6cm" fo:min-width="9.864cm" fo:padding-top="0.142cm" fo:padding-bottom="0.142cm" fo:padding-left="0.267cm" fo:padding-right="0.267cm" fo:wrap-option="wrap" draw:shadow="visible" draw:shadow-offset-x="0cm" draw:shadow-offset-y="0cm" draw:shadow-color="#729fcf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7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81" style:family="graphic" style:parent-style-name="standard">
      <style:graphic-properties draw:stroke="solid" draw:stroke-dash="Dash_20__28_Rounded_29_" svg:stroke-width="0.159cm" svg:stroke-color="#069a2e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/>
    </style:style>
    <style:style style:name="gr82" style:family="graphic" style:parent-style-name="standard">
      <style:graphic-properties draw:stroke="solid" draw:fill-color="#8d1d75" draw:textarea-horizontal-align="justify" draw:textarea-vertical-align="middle" draw:auto-grow-height="false" fo:min-height="1cm" fo:min-width="2.1cm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objectwithoutfill">
      <style:graphic-properties svg:stroke-width="0.081cm" svg:stroke-color="#ff4000" draw:marker-start-width="0.321cm" draw:marker-end="Стили_20_стрелок_20_7" draw:marker-end-width="0.421cm" draw:fill="none" draw:textarea-vertical-align="middle" fo:padding-top="0.165cm" fo:padding-bottom="0.165cm" fo:padding-left="0.29cm" fo:padding-right="0.29cm"/>
    </style:style>
    <style:style style:name="gr164" style:family="graphic" style:parent-style-name="standard">
      <style:graphic-properties draw:stroke="dash" draw:stroke-dash="Dash_20__28_Rounded_29_" svg:stroke-width="0.159cm" svg:stroke-color="#e8a202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/>
    </style:style>
    <style:style style:name="gr165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7" style:family="graphic" style:parent-style-name="standard">
      <style:graphic-properties draw:stroke="none" svg:stroke-color="#000000" draw:fill="none" draw:fill-color="#ffffff" fo:min-height="0.899cm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2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0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9" style:family="paragraph">
      <loext:graphic-properties draw:fill-color="#8d1d75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6d" loext:opacity="100%" fo:font-size="16pt" fo:background-color="transparent" style:font-size-asian="16pt" style:font-size-complex="16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8.749cm" svg:height="2.349cm" draw:transform="rotate (1.57673044625168) translate (13.552cm 12.5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2" draw:text-style-name="P2" draw:layer="layout" svg:width="4.25cm" svg:height="4.468cm" svg:x="1.75cm" svg:y="6.5cm">
          <draw:image xlink:href="Pictures/100000000000022C00000179FA138C4866DE6607.png" xlink:type="simple" xlink:show="embed" xlink:actuate="onLoad" draw:mime-type="image/png">
            <text:p/>
          </draw:image>
        </draw:frame>
        <draw:frame draw:style-name="gr3" draw:text-style-name="P3" draw:layer="layout" svg:width="3.5cm" svg:height="1cm" svg:x="2.75cm" svg:y="4cm">
          <draw:text-box>
            <text:p>Датчики</text:p>
          </draw:text-box>
        </draw:frame>
        <draw:line draw:style-name="gr4" draw:text-style-name="P1" draw:layer="layout" svg:x1="7.5cm" svg:y1="7.25cm" svg:x2="16cm" svg:y2="4.25cm">
          <text:p/>
        </draw:line>
        <draw:frame draw:style-name="gr5" draw:text-style-name="P3" draw:layer="layout" svg:width="5cm" svg:height="1.673cm" svg:x="11.25cm" svg:y="1.827cm">
          <draw:text-box>
            <text:p><text:span text:style-name="T1">С</text:span><text:span text:style-name="T1">б</text:span><text:span text:style-name="T1">о</text:span><text:span text:style-name="T1">р</text:span><text:span text:style-name="T1">щ</text:span><text:span text:style-name="T1">и</text:span><text:span text:style-name="T1">к-</text:span><text:span text:style-name="T1">M</text:span></text:p>
            <text:p>(FronGate M)</text:p>
          </draw:text-box>
        </draw:frame>
        <draw:frame draw:style-name="gr3" draw:text-style-name="P5" draw:layer="layout" svg:width="3.5cm" svg:height="1cm" draw:transform="rotate (0.343655329717683) translate (10.148cm 6.303cm)">
          <draw:text-box>
            <text:p text:style-name="P4"><text:span text:style-name="T2">R</text:span><text:span text:style-name="T2">S</text:span><text:span text:style-name="T2">4</text:span><text:span text:style-name="T2">8</text:span><text:span text:style-name="T2">5</text:span></text:p>
          </draw:text-box>
        </draw:frame>
        <draw:frame draw:style-name="gr6" draw:text-style-name="P3" draw:layer="layout" svg:width="4.25cm" svg:height="1.173cm" draw:transform="rotate (0.352731041828054) translate (8.75cm 5.649cm)">
          <draw:text-box>
            <text:p>Modbus RTU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7" draw:text-style-name="P6" draw:layer="layout" svg:width="0.963cm" svg:height="0.609cm" svg:x="17.213cm" svg:y="23.639cm" svg:viewBox="0 0 964 610" svg:d="M0 610c242 0 964-203 964-356 0-152-22-254-264-254 0 153-704 153-700 610z">
              <text:p/>
            </draw:path>
            <draw:g>
              <draw:polygon draw:style-name="gr8" draw:text-style-name="P7" draw:layer="layout" svg:width="0.439cm" svg:height="0.508cm" svg:x="16.857cm" svg:y="23.741cm" svg:viewBox="0 0 440 509" draw:points="0,305 88,0 440,203 352,509">
                <text:p/>
              </draw:polygon>
              <draw:polygon draw:style-name="gr9" draw:text-style-name="P8" draw:layer="layout" svg:width="0.967cm" svg:height="0.558cm" svg:x="16.945cm" svg:y="23.385cm" svg:viewBox="0 0 968 559" draw:points="0,356 176,203 440,51 616,0 968,203 792,254 528,407 352,559">
                <text:p/>
              </draw:polygon>
              <draw:path draw:style-name="gr10" draw:text-style-name="P9" draw:layer="layout" svg:width="0.791cm" svg:height="0.66cm" svg:x="17.209cm" svg:y="23.588cm" svg:viewBox="0 0 792 661" svg:d="M792 203c0-305-176-203-352-101-176 101-352 101-440 559 0 0 352-203 792-458z">
                <text:p/>
              </draw:path>
              <draw:path draw:style-name="gr11" draw:text-style-name="P10" draw:layer="layout" svg:width="1.143cm" svg:height="0.864cm" svg:x="16.857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12" draw:text-style-name="P6" draw:layer="layout" svg:width="1.583cm" svg:height="1.22cm" svg:x="16.417cm" svg:y="21.198cm" svg:viewBox="0 0 1584 1221" svg:d="M6 1221c241 0 1578-51 1578-509s-460-712-701-712c0 153-965 102-877 1221z">
              <text:p/>
            </draw:path>
            <draw:g>
              <draw:polygon draw:style-name="gr13" draw:text-style-name="P7" draw:layer="layout" svg:width="0.879cm" svg:height="0.711cm" svg:x="15.537cm" svg:y="21.707cm" svg:viewBox="0 0 880 712" draw:points="0,203 0,0 880,509 880,712">
                <text:p/>
              </draw:polygon>
              <draw:polygon draw:style-name="gr14" draw:text-style-name="P7" draw:layer="layout" svg:width="0.879cm" svg:height="0.864cm" svg:x="16.241cm" svg:y="20.944cm" svg:viewBox="0 0 880 865" draw:points="0,356 0,0 880,509 880,865">
                <text:p/>
              </draw:polygon>
              <draw:polygon draw:style-name="gr15" draw:text-style-name="P8" draw:layer="layout" svg:width="1.583cm" svg:height="0.914cm" svg:x="15.537cm" svg:y="21.3cm" svg:viewBox="0 0 1584 915" draw:points="0,407 704,0 1584,509 880,915">
                <text:p/>
              </draw:polygon>
              <draw:polygon draw:style-name="gr16" draw:text-style-name="P9" draw:layer="layout" svg:width="0.879cm" svg:height="0.864cm" svg:x="16.417cm" svg:y="21.554cm" svg:viewBox="0 0 880 865" draw:points="0,865 0,661 704,254 704,0 880,102 880,356">
                <text:p/>
              </draw:polygon>
              <draw:polygon draw:style-name="gr17" draw:text-style-name="P7" draw:layer="layout" svg:width="2.814cm" svg:height="3.864cm" svg:x="14.57cm" svg:y="17.842cm" svg:viewBox="0 0 2815 3865" draw:points="0,2238 0,0 2815,1627 2815,3865">
                <text:p/>
              </draw:polygon>
              <draw:polygon draw:style-name="gr18" draw:text-style-name="P11" draw:layer="layout" svg:width="2.638cm" svg:height="3.559cm" svg:x="14.658cm" svg:y="17.994cm" svg:viewBox="0 0 2639 3560" draw:points="0,2034 0,0 2639,1526 2639,3560">
                <text:p/>
              </draw:polygon>
              <draw:polygon draw:style-name="gr19" draw:text-style-name="P8" draw:layer="layout" svg:width="2.99cm" svg:height="1.728cm" svg:x="14.57cm" svg:y="17.74cm" svg:viewBox="0 0 2991 1729" draw:points="2815,1729 0,102 176,0 2991,1627">
                <text:p/>
              </draw:polygon>
              <draw:polygon draw:style-name="gr20" draw:text-style-name="P9" draw:layer="layout" svg:width="0.175cm" svg:height="2.338cm" svg:x="17.385cm" svg:y="19.367cm" svg:viewBox="0 0 176 2339" draw:points="0,2339 0,102 176,0 176,2238">
                <text:p/>
              </draw:polygon>
              <draw:polygon draw:style-name="gr21" draw:text-style-name="P10" draw:layer="layout" svg:width="2.99cm" svg:height="4.678cm" svg:x="14.57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22" draw:text-style-name="P6" draw:layer="layout" svg:width="1.145cm" svg:height="0.609cm" svg:x="16.063cm" svg:y="23.08cm" svg:viewBox="0 0 1146 610" svg:d="M6 610c242 0 1140-254 1140-407 0-152-22-203-264-203 0 153-967 102-876 610z">
              <text:p/>
            </draw:path>
            <draw:g>
              <draw:polygon draw:style-name="gr23" draw:text-style-name="P8" draw:layer="layout" svg:width="3.782cm" svg:height="2.186cm" svg:x="13.25cm" svg:y="21.351cm" svg:viewBox="0 0 3783 2187" draw:points="2815,2187 0,559 968,0 3783,1627">
                <text:p/>
              </draw:polygon>
              <draw:polygon draw:style-name="gr24" draw:text-style-name="P12" draw:layer="layout" svg:width="2.55cm" svg:height="1.474cm" svg:x="13.514cm" svg:y="21.503cm" svg:viewBox="0 0 2551 1475" draw:points="0,407 704,0 2551,1068 1848,1475">
                <text:p/>
              </draw:polygon>
              <draw:polygon draw:style-name="gr25" draw:text-style-name="P12" draw:layer="layout" svg:width="1.231cm" svg:height="0.711cm" svg:x="15.537cm" svg:y="22.673cm" svg:viewBox="0 0 1232 712" draw:points="0,407 704,0 1232,305 528,712">
                <text:p/>
              </draw:polygon>
              <draw:polygon draw:style-name="gr26" draw:text-style-name="P9" draw:layer="layout" svg:width="0.967cm" svg:height="0.762cm" svg:x="16.065cm" svg:y="22.978cm" svg:viewBox="0 0 968 763" draw:points="0,763 0,559 968,0 968,203">
                <text:p/>
              </draw:polygon>
              <draw:line draw:style-name="gr27" draw:text-style-name="P13" draw:layer="layout" svg:x1="13.69cm" svg:y1="21.808cm" svg:x2="15.538cm" svg:y2="22.876cm">
                <text:p/>
              </draw:line>
              <draw:line draw:style-name="gr28" draw:text-style-name="P13" draw:layer="layout" svg:x1="13.866cm" svg:y1="21.707cm" svg:x2="15.714cm" svg:y2="22.775cm">
                <text:p/>
              </draw:line>
              <draw:line draw:style-name="gr29" draw:text-style-name="P13" draw:layer="layout" svg:x1="14.042cm" svg:y1="21.605cm" svg:x2="15.89cm" svg:y2="22.673cm">
                <text:p/>
              </draw:line>
              <draw:line draw:style-name="gr30" draw:text-style-name="P13" draw:layer="layout" svg:x1="15.713cm" svg:y1="22.572cm" svg:x2="15.889cm" svg:y2="22.47cm">
                <text:p/>
              </draw:line>
              <draw:line draw:style-name="gr31" draw:text-style-name="P13" draw:layer="layout" svg:x1="15.537cm" svg:y1="22.47cm" svg:x2="15.713cm" svg:y2="22.368cm">
                <text:p/>
              </draw:line>
              <draw:line draw:style-name="gr32" draw:text-style-name="P13" draw:layer="layout" svg:x1="15.361cm" svg:y1="22.368cm" svg:x2="15.537cm" svg:y2="22.266cm">
                <text:p/>
              </draw:line>
              <draw:line draw:style-name="gr33" draw:text-style-name="P13" draw:layer="layout" svg:x1="15.449cm" svg:y1="22.622cm" svg:x2="15.625cm" svg:y2="22.52cm">
                <text:p/>
              </draw:line>
              <draw:line draw:style-name="gr34" draw:text-style-name="P13" draw:layer="layout" svg:x1="15.274cm" svg:y1="22.521cm" svg:x2="15.45cm" svg:y2="22.419cm">
                <text:p/>
              </draw:line>
              <draw:line draw:style-name="gr35" draw:text-style-name="P13" draw:layer="layout" svg:x1="15.098cm" svg:y1="22.419cm" svg:x2="15.274cm" svg:y2="22.317cm">
                <text:p/>
              </draw:line>
              <draw:line draw:style-name="gr36" draw:text-style-name="P13" draw:layer="layout" svg:x1="15.186cm" svg:y1="22.266cm" svg:x2="15.362cm" svg:y2="22.164cm">
                <text:p/>
              </draw:line>
              <draw:line draw:style-name="gr37" draw:text-style-name="P13" draw:layer="layout" svg:x1="14.922cm" svg:y1="22.317cm" svg:x2="15.098cm" svg:y2="22.215cm">
                <text:p/>
              </draw:line>
              <draw:line draw:style-name="gr38" draw:text-style-name="P13" draw:layer="layout" svg:x1="15.01cm" svg:y1="22.165cm" svg:x2="15.186cm" svg:y2="22.063cm">
                <text:p/>
              </draw:line>
              <draw:line draw:style-name="gr39" draw:text-style-name="P13" draw:layer="layout" svg:x1="14.834cm" svg:y1="22.063cm" svg:x2="15.01cm" svg:y2="21.961cm">
                <text:p/>
              </draw:line>
              <draw:line draw:style-name="gr40" draw:text-style-name="P13" draw:layer="layout" svg:x1="14.658cm" svg:y1="21.961cm" svg:x2="14.834cm" svg:y2="21.859cm">
                <text:p/>
              </draw:line>
              <draw:line draw:style-name="gr41" draw:text-style-name="P13" draw:layer="layout" svg:x1="14.746cm" svg:y1="22.216cm" svg:x2="14.922cm" svg:y2="22.114cm">
                <text:p/>
              </draw:line>
              <draw:line draw:style-name="gr42" draw:text-style-name="P13" draw:layer="layout" svg:x1="14.57cm" svg:y1="22.114cm" svg:x2="14.746cm" svg:y2="22.012cm">
                <text:p/>
              </draw:line>
              <draw:line draw:style-name="gr43" draw:text-style-name="P13" draw:layer="layout" svg:x1="14.394cm" svg:y1="22.012cm" svg:x2="14.57cm" svg:y2="21.91cm">
                <text:p/>
              </draw:line>
              <draw:line draw:style-name="gr44" draw:text-style-name="P13" draw:layer="layout" svg:x1="14.482cm" svg:y1="21.86cm" svg:x2="14.658cm" svg:y2="21.758cm">
                <text:p/>
              </draw:line>
              <draw:line draw:style-name="gr45" draw:text-style-name="P13" draw:layer="layout" svg:x1="14.218cm" svg:y1="21.91cm" svg:x2="14.394cm" svg:y2="21.808cm">
                <text:p/>
              </draw:line>
              <draw:line draw:style-name="gr46" draw:text-style-name="P13" draw:layer="layout" svg:x1="14.306cm" svg:y1="21.758cm" svg:x2="14.482cm" svg:y2="21.656cm">
                <text:p/>
              </draw:line>
              <draw:line draw:style-name="gr47" draw:text-style-name="P13" draw:layer="layout" svg:x1="14.13cm" svg:y1="21.656cm" svg:x2="14.306cm" svg:y2="21.554cm">
                <text:p/>
              </draw:line>
              <draw:line draw:style-name="gr48" draw:text-style-name="P13" draw:layer="layout" svg:x1="14.042cm" svg:y1="21.809cm" svg:x2="14.218cm" svg:y2="21.707cm">
                <text:p/>
              </draw:line>
              <draw:line draw:style-name="gr49" draw:text-style-name="P13" draw:layer="layout" svg:x1="15.186cm" svg:y1="22.673cm" svg:x2="15.362cm" svg:y2="22.571cm">
                <text:p/>
              </draw:line>
              <draw:line draw:style-name="gr50" draw:text-style-name="P13" draw:layer="layout" svg:x1="15.01cm" svg:y1="22.572cm" svg:x2="15.186cm" svg:y2="22.47cm">
                <text:p/>
              </draw:line>
              <draw:line draw:style-name="gr51" draw:text-style-name="P13" draw:layer="layout" svg:x1="14.834cm" svg:y1="22.47cm" svg:x2="15.01cm" svg:y2="22.368cm">
                <text:p/>
              </draw:line>
              <draw:line draw:style-name="gr52" draw:text-style-name="P13" draw:layer="layout" svg:x1="14.746cm" svg:y1="22.622cm" svg:x2="14.922cm" svg:y2="22.52cm">
                <text:p/>
              </draw:line>
              <draw:line draw:style-name="gr53" draw:text-style-name="P13" draw:layer="layout" svg:x1="14.57cm" svg:y1="22.521cm" svg:x2="14.746cm" svg:y2="22.419cm">
                <text:p/>
              </draw:line>
              <draw:line draw:style-name="gr54" draw:text-style-name="P13" draw:layer="layout" svg:x1="14.658cm" svg:y1="22.368cm" svg:x2="14.834cm" svg:y2="22.266cm">
                <text:p/>
              </draw:line>
              <draw:line draw:style-name="gr55" draw:text-style-name="P13" draw:layer="layout" svg:x1="14.482cm" svg:y1="22.266cm" svg:x2="14.658cm" svg:y2="22.164cm">
                <text:p/>
              </draw:line>
              <draw:line draw:style-name="gr56" draw:text-style-name="P13" draw:layer="layout" svg:x1="14.306cm" svg:y1="22.165cm" svg:x2="14.482cm" svg:y2="22.063cm">
                <text:p/>
              </draw:line>
              <draw:line draw:style-name="gr57" draw:text-style-name="P13" draw:layer="layout" svg:x1="14.13cm" svg:y1="22.063cm" svg:x2="14.306cm" svg:y2="21.961cm">
                <text:p/>
              </draw:line>
              <draw:line draw:style-name="gr58" draw:text-style-name="P13" draw:layer="layout" svg:x1="13.866cm" svg:y1="22.114cm" svg:x2="14.042cm" svg:y2="22.012cm">
                <text:p/>
              </draw:line>
              <draw:line draw:style-name="gr59" draw:text-style-name="P13" draw:layer="layout" svg:x1="13.954cm" svg:y1="21.961cm" svg:x2="14.13cm" svg:y2="21.859cm">
                <text:p/>
              </draw:line>
              <draw:line draw:style-name="gr60" draw:text-style-name="P13" draw:layer="layout" svg:x1="13.69cm" svg:y1="22.012cm" svg:x2="13.866cm" svg:y2="21.91cm">
                <text:p/>
              </draw:line>
              <draw:line draw:style-name="gr61" draw:text-style-name="P13" draw:layer="layout" svg:x1="15.098cm" svg:y1="22.826cm" svg:x2="15.274cm" svg:y2="22.724cm">
                <text:p/>
              </draw:line>
              <draw:line draw:style-name="gr62" draw:text-style-name="P13" draw:layer="layout" svg:x1="14.922cm" svg:y1="22.724cm" svg:x2="15.098cm" svg:y2="22.622cm">
                <text:p/>
              </draw:line>
              <draw:line draw:style-name="gr63" draw:text-style-name="P13" draw:layer="layout" svg:x1="15.713cm" svg:y1="23.182cm" svg:x2="16.417cm" svg:y2="22.775cm">
                <text:p/>
              </draw:line>
              <draw:line draw:style-name="gr64" draw:text-style-name="P13" draw:layer="layout" svg:x1="15.889cm" svg:y1="23.283cm" svg:x2="16.593cm" svg:y2="22.876cm">
                <text:p/>
              </draw:line>
              <draw:line draw:style-name="gr65" draw:text-style-name="P13" draw:layer="layout" svg:x1="16.065cm" svg:y1="22.775cm" svg:x2="16.593cm" svg:y2="23.08cm">
                <text:p/>
              </draw:line>
              <draw:line draw:style-name="gr66" draw:text-style-name="P13" draw:layer="layout" svg:x1="15.889cm" svg:y1="22.876cm" svg:x2="16.417cm" svg:y2="23.181cm">
                <text:p/>
              </draw:line>
              <draw:line draw:style-name="gr67" draw:text-style-name="P13" draw:layer="layout" svg:x1="15.713cm" svg:y1="22.978cm" svg:x2="16.065cm" svg:y2="23.181cm">
                <text:p/>
              </draw:line>
              <draw:polygon draw:style-name="gr68" draw:text-style-name="P7" draw:layer="layout" svg:width="2.814cm" svg:height="1.83cm" svg:x="13.25cm" svg:y="21.91cm" svg:viewBox="0 0 2815 1831" draw:points="0,203 0,0 2815,1627 2815,1831">
                <text:p/>
              </draw:polygon>
              <draw:polygon draw:style-name="gr69" draw:text-style-name="P10" draw:layer="layout" svg:width="3.782cm" svg:height="2.389cm" svg:x="13.25cm" svg:y="21.351cm" svg:viewBox="0 0 3783 2390" draw:points="968,0 3783,1627 3783,1831 2815,2390 0,763 0,559">
                <text:p/>
              </draw:polygon>
            </draw:g>
          </draw:g>
        </draw:g>
        <draw:g draw:name="ethernet 1">
          <draw:custom-shape draw:style-name="gr70" draw:text-style-name="P15" xml:id="id1" draw:id="id1" draw:layer="layout" svg:width="10.398cm" svg:height="0.73cm" svg:x="5.602cm" svg:y="15.844cm">
            <draw:glue-point draw:id="4" svg:x="-3.636cm" svg:y="-5cm"/>
            <draw:glue-point draw:id="5" svg:x="3.636cm" svg:y="-5cm"/>
            <draw:glue-point draw:id="6" svg:x="1.818cm" svg:y="5cm"/>
            <draw:glue-point draw:id="7" svg:x="-1.818cm" svg:y="5cm"/>
            <text:p text:style-name="P14"><text:span text:style-name="T3">Сетевая инфраструктур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6" xml:id="id2" draw:id="id2" draw:layer="layout" svg:width="0.946cm" svg:height="0.365cm" svg:x="6.547cm" svg:y="14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2" draw:text-style-name="P16" xml:id="id3" draw:id="id3" draw:layer="layout" svg:width="0.946cm" svg:height="0.365cm" svg:x="10.328cm" svg:y="14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3" draw:text-style-name="P16" xml:id="id4" draw:id="id4" draw:layer="layout" svg:width="0.946cm" svg:height="0.365cm" svg:x="14.109cm" svg:y="14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4" draw:text-style-name="P16" xml:id="id6" draw:id="id6" draw:layer="layout" svg:width="0.945cm" svg:height="0.365cm" svg:x="12.219cm" svg:y="17.3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ustom-shape draw:style-name="gr75" draw:text-style-name="P16" xml:id="id5" draw:id="id5" draw:layer="layout" svg:width="0.945cm" svg:height="0.365cm" svg:x="8.442cm" svg:y="17.291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onnector draw:style-name="gr76" draw:text-style-name="P17" draw:layer="layout" draw:type="line" svg:x1="7.021cm" svg:y1="15.844cm" svg:x2="7.02cm" svg:y2="15.115cm" draw:start-shape="id1" draw:start-glue-point="4" draw:end-shape="id2" draw:end-glue-point="8" svg:d="M7021 15844l-1-729" svg:viewBox="0 0 2 730">
            <text:p/>
          </draw:connector>
          <draw:connector draw:style-name="gr77" draw:text-style-name="P17" draw:layer="layout" draw:type="line" svg:x1="10.801cm" svg:y1="15.844cm" svg:x2="10.801cm" svg:y2="15.115cm" draw:start-shape="id1" draw:start-glue-point="0" draw:end-shape="id3" draw:end-glue-point="8" svg:d="M10801 15844v-729" svg:viewBox="0 0 1 730">
            <text:p/>
          </draw:connector>
          <draw:connector draw:style-name="gr78" draw:text-style-name="P17" draw:layer="layout" draw:type="line" svg:x1="14.581cm" svg:y1="15.844cm" svg:x2="14.582cm" svg:y2="15.115cm" draw:start-shape="id1" draw:start-glue-point="5" draw:end-shape="id4" draw:end-glue-point="8" svg:d="M14581 15844l1-729" svg:viewBox="0 0 2 730">
            <text:p/>
          </draw:connector>
          <draw:connector draw:style-name="gr79" draw:text-style-name="P17" draw:layer="layout" draw:type="line" svg:x1="8.911cm" svg:y1="16.574cm" svg:x2="8.916cm" svg:y2="17.293cm" draw:start-shape="id1" draw:start-glue-point="7" draw:end-shape="id5" draw:end-glue-point="8" svg:d="M8911 16574l5 719" svg:viewBox="0 0 6 720">
            <text:p/>
          </draw:connector>
          <draw:connector draw:style-name="gr80" draw:text-style-name="P17" draw:layer="layout" draw:type="line" svg:x1="12.691cm" svg:y1="16.574cm" svg:x2="12.693cm" svg:y2="17.302cm" draw:start-shape="id1" draw:start-glue-point="6" draw:end-shape="id6" draw:end-glue-point="8" svg:d="M12691 16574l2 728" svg:viewBox="0 0 3 729">
            <text:p/>
          </draw:connector>
        </draw:g>
        <draw:frame draw:style-name="gr3" draw:text-style-name="P3" draw:layer="layout" svg:width="3.5cm" svg:height="1cm" svg:x="11cm" svg:y="14.75cm">
          <draw:text-box>
            <text:p>Ethernet</text:p>
          </draw:text-box>
        </draw:frame>
        <draw:frame draw:style-name="gr3" draw:text-style-name="P3" draw:layer="layout" svg:width="4.5cm" svg:height="1cm" svg:x="8.75cm" svg:y="17.75cm">
          <draw:text-box>
            <text:p>Ethernet\WiFi</text:p>
          </draw:text-box>
        </draw:frame>
        <draw:line draw:style-name="gr81" draw:text-style-name="P1" draw:layer="layout" svg:x1="16.25cm" svg:y1="4.5cm" svg:x2="16.25cm" svg:y2="18.5cm">
          <text:p/>
        </draw:line>
        <draw:frame draw:style-name="gr2" draw:text-style-name="P2" draw:layer="layout" svg:width="4.25cm" svg:height="4.468cm" svg:x="3.25cm" svg:y="5.25cm">
          <draw:image xlink:href="Pictures/100000000000022C00000179FA138C4866DE6607.png" xlink:type="simple" xlink:show="embed" xlink:actuate="onLoad" draw:mime-type="image/png">
            <text:p/>
          </draw:image>
        </draw:frame>
        <draw:custom-shape draw:style-name="gr82" draw:text-style-name="P19" draw:layer="layout" svg:width="2.6cm" svg:height="1.25cm" svg:x="16.35cm" svg:y="3.25cm">
          <text:p text:style-name="P18"><text:span text:style-name="T4">mbusd</text:span></text:p>
          <draw:enhanced-geometry svg:viewBox="0 0 21600 21600" draw:type="rectangle" draw:enhanced-path="M 0 0 L 21600 0 21600 21600 0 21600 0 0 Z N"/>
        </draw:custom-shape>
        <draw:frame draw:style-name="gr3" draw:text-style-name="P20" draw:layer="layout" svg:width="4.5cm" svg:height="1cm" draw:transform="rotate (1.56241874638532) translate (16.25cm 16.742cm)">
          <draw:text-box>
            <text:p><text:span text:style-name="T5">M</text:span><text:span text:style-name="T5">o</text:span><text:span text:style-name="T5">d</text:span><text:span text:style-name="T5">b</text:span><text:span text:style-name="T5">u</text:span><text:span text:style-name="T5">s </text:span><text:span text:style-name="T5">T</text:span><text:span text:style-name="T5">C</text:span><text:span text:style-name="T5">P</text:span>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83" draw:text-style-name="P6" draw:layer="layout" svg:width="0.963cm" svg:height="0.609cm" svg:x="7.713cm" svg:y="22.899cm" svg:viewBox="0 0 964 610" svg:d="M0 610c242 0 964-203 964-356 0-152-22-254-264-254 0 153-704 153-700 610z">
              <text:p/>
            </draw:path>
            <draw:g>
              <draw:polygon draw:style-name="gr84" draw:text-style-name="P7" draw:layer="layout" svg:width="0.439cm" svg:height="0.508cm" svg:x="7.357cm" svg:y="23.001cm" svg:viewBox="0 0 440 509" draw:points="0,305 88,0 440,203 352,509">
                <text:p/>
              </draw:polygon>
              <draw:polygon draw:style-name="gr85" draw:text-style-name="P8" draw:layer="layout" svg:width="0.967cm" svg:height="0.558cm" svg:x="7.445cm" svg:y="22.645cm" svg:viewBox="0 0 968 559" draw:points="0,356 176,203 440,51 616,0 968,203 792,254 528,407 352,559">
                <text:p/>
              </draw:polygon>
              <draw:path draw:style-name="gr86" draw:text-style-name="P9" draw:layer="layout" svg:width="0.791cm" svg:height="0.66cm" svg:x="7.709cm" svg:y="22.848cm" svg:viewBox="0 0 792 661" svg:d="M792 203c0-305-176-203-352-101-176 101-352 101-440 559 0 0 352-203 792-458z">
                <text:p/>
              </draw:path>
              <draw:path draw:style-name="gr87" draw:text-style-name="P10" draw:layer="layout" svg:width="1.143cm" svg:height="0.864cm" svg:x="7.357cm" svg:y="22.64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88" draw:text-style-name="P6" draw:layer="layout" svg:width="1.583cm" svg:height="1.22cm" svg:x="6.917cm" svg:y="20.458cm" svg:viewBox="0 0 1584 1221" svg:d="M6 1221c241 0 1578-51 1578-509s-460-712-701-712c0 153-965 102-877 1221z">
              <text:p/>
            </draw:path>
            <draw:g>
              <draw:polygon draw:style-name="gr89" draw:text-style-name="P7" draw:layer="layout" svg:width="0.879cm" svg:height="0.711cm" svg:x="6.037cm" svg:y="20.967cm" svg:viewBox="0 0 880 712" draw:points="0,203 0,0 880,509 880,712">
                <text:p/>
              </draw:polygon>
              <draw:polygon draw:style-name="gr90" draw:text-style-name="P7" draw:layer="layout" svg:width="0.879cm" svg:height="0.864cm" svg:x="6.741cm" svg:y="20.204cm" svg:viewBox="0 0 880 865" draw:points="0,356 0,0 880,509 880,865">
                <text:p/>
              </draw:polygon>
              <draw:polygon draw:style-name="gr91" draw:text-style-name="P8" draw:layer="layout" svg:width="1.583cm" svg:height="0.914cm" svg:x="6.037cm" svg:y="20.56cm" svg:viewBox="0 0 1584 915" draw:points="0,407 704,0 1584,509 880,915">
                <text:p/>
              </draw:polygon>
              <draw:polygon draw:style-name="gr92" draw:text-style-name="P9" draw:layer="layout" svg:width="0.879cm" svg:height="0.864cm" svg:x="6.917cm" svg:y="20.814cm" svg:viewBox="0 0 880 865" draw:points="0,865 0,661 704,254 704,0 880,102 880,356">
                <text:p/>
              </draw:polygon>
              <draw:polygon draw:style-name="gr93" draw:text-style-name="P7" draw:layer="layout" svg:width="2.814cm" svg:height="3.864cm" svg:x="5.07cm" svg:y="17.102cm" svg:viewBox="0 0 2815 3865" draw:points="0,2238 0,0 2815,1627 2815,3865">
                <text:p/>
              </draw:polygon>
              <draw:polygon draw:style-name="gr94" draw:text-style-name="P11" draw:layer="layout" svg:width="2.638cm" svg:height="3.559cm" svg:x="5.158cm" svg:y="17.254cm" svg:viewBox="0 0 2639 3560" draw:points="0,2034 0,0 2639,1526 2639,3560">
                <text:p/>
              </draw:polygon>
              <draw:polygon draw:style-name="gr95" draw:text-style-name="P8" draw:layer="layout" svg:width="2.99cm" svg:height="1.728cm" svg:x="5.07cm" svg:y="17cm" svg:viewBox="0 0 2991 1729" draw:points="2815,1729 0,102 176,0 2991,1627">
                <text:p/>
              </draw:polygon>
              <draw:polygon draw:style-name="gr96" draw:text-style-name="P9" draw:layer="layout" svg:width="0.175cm" svg:height="2.338cm" svg:x="7.885cm" svg:y="18.627cm" svg:viewBox="0 0 176 2339" draw:points="0,2339 0,102 176,0 176,2238">
                <text:p/>
              </draw:polygon>
              <draw:polygon draw:style-name="gr97" draw:text-style-name="P10" draw:layer="layout" svg:width="2.99cm" svg:height="4.678cm" svg:x="5.07cm" svg:y="17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98" draw:text-style-name="P6" draw:layer="layout" svg:width="1.145cm" svg:height="0.609cm" svg:x="6.563cm" svg:y="22.34cm" svg:viewBox="0 0 1146 610" svg:d="M6 610c242 0 1140-254 1140-407 0-152-22-203-264-203 0 153-967 102-876 610z">
              <text:p/>
            </draw:path>
            <draw:g>
              <draw:polygon draw:style-name="gr99" draw:text-style-name="P8" draw:layer="layout" svg:width="3.782cm" svg:height="2.186cm" svg:x="3.75cm" svg:y="20.611cm" svg:viewBox="0 0 3783 2187" draw:points="2815,2187 0,559 968,0 3783,1627">
                <text:p/>
              </draw:polygon>
              <draw:polygon draw:style-name="gr100" draw:text-style-name="P12" draw:layer="layout" svg:width="2.55cm" svg:height="1.474cm" svg:x="4.014cm" svg:y="20.763cm" svg:viewBox="0 0 2551 1475" draw:points="0,407 704,0 2551,1068 1848,1475">
                <text:p/>
              </draw:polygon>
              <draw:polygon draw:style-name="gr101" draw:text-style-name="P12" draw:layer="layout" svg:width="1.231cm" svg:height="0.711cm" svg:x="6.037cm" svg:y="21.933cm" svg:viewBox="0 0 1232 712" draw:points="0,407 704,0 1232,305 528,712">
                <text:p/>
              </draw:polygon>
              <draw:polygon draw:style-name="gr102" draw:text-style-name="P9" draw:layer="layout" svg:width="0.967cm" svg:height="0.762cm" svg:x="6.565cm" svg:y="22.238cm" svg:viewBox="0 0 968 763" draw:points="0,763 0,559 968,0 968,203">
                <text:p/>
              </draw:polygon>
              <draw:line draw:style-name="gr103" draw:text-style-name="P13" draw:layer="layout" svg:x1="4.19cm" svg:y1="21.068cm" svg:x2="6.038cm" svg:y2="22.136cm">
                <text:p/>
              </draw:line>
              <draw:line draw:style-name="gr104" draw:text-style-name="P13" draw:layer="layout" svg:x1="4.366cm" svg:y1="20.967cm" svg:x2="6.214cm" svg:y2="22.035cm">
                <text:p/>
              </draw:line>
              <draw:line draw:style-name="gr105" draw:text-style-name="P13" draw:layer="layout" svg:x1="4.542cm" svg:y1="20.865cm" svg:x2="6.39cm" svg:y2="21.933cm">
                <text:p/>
              </draw:line>
              <draw:line draw:style-name="gr106" draw:text-style-name="P13" draw:layer="layout" svg:x1="6.213cm" svg:y1="21.832cm" svg:x2="6.389cm" svg:y2="21.73cm">
                <text:p/>
              </draw:line>
              <draw:line draw:style-name="gr107" draw:text-style-name="P13" draw:layer="layout" svg:x1="6.037cm" svg:y1="21.73cm" svg:x2="6.213cm" svg:y2="21.628cm">
                <text:p/>
              </draw:line>
              <draw:line draw:style-name="gr108" draw:text-style-name="P13" draw:layer="layout" svg:x1="5.861cm" svg:y1="21.628cm" svg:x2="6.037cm" svg:y2="21.526cm">
                <text:p/>
              </draw:line>
              <draw:line draw:style-name="gr109" draw:text-style-name="P13" draw:layer="layout" svg:x1="5.949cm" svg:y1="21.882cm" svg:x2="6.125cm" svg:y2="21.78cm">
                <text:p/>
              </draw:line>
              <draw:line draw:style-name="gr110" draw:text-style-name="P13" draw:layer="layout" svg:x1="5.774cm" svg:y1="21.781cm" svg:x2="5.95cm" svg:y2="21.679cm">
                <text:p/>
              </draw:line>
              <draw:line draw:style-name="gr111" draw:text-style-name="P13" draw:layer="layout" svg:x1="5.598cm" svg:y1="21.679cm" svg:x2="5.774cm" svg:y2="21.577cm">
                <text:p/>
              </draw:line>
              <draw:line draw:style-name="gr112" draw:text-style-name="P13" draw:layer="layout" svg:x1="5.686cm" svg:y1="21.526cm" svg:x2="5.862cm" svg:y2="21.424cm">
                <text:p/>
              </draw:line>
              <draw:line draw:style-name="gr113" draw:text-style-name="P13" draw:layer="layout" svg:x1="5.422cm" svg:y1="21.577cm" svg:x2="5.598cm" svg:y2="21.475cm">
                <text:p/>
              </draw:line>
              <draw:line draw:style-name="gr114" draw:text-style-name="P13" draw:layer="layout" svg:x1="5.51cm" svg:y1="21.425cm" svg:x2="5.686cm" svg:y2="21.323cm">
                <text:p/>
              </draw:line>
              <draw:line draw:style-name="gr115" draw:text-style-name="P13" draw:layer="layout" svg:x1="5.334cm" svg:y1="21.323cm" svg:x2="5.51cm" svg:y2="21.221cm">
                <text:p/>
              </draw:line>
              <draw:line draw:style-name="gr116" draw:text-style-name="P13" draw:layer="layout" svg:x1="5.158cm" svg:y1="21.221cm" svg:x2="5.334cm" svg:y2="21.119cm">
                <text:p/>
              </draw:line>
              <draw:line draw:style-name="gr117" draw:text-style-name="P13" draw:layer="layout" svg:x1="5.246cm" svg:y1="21.476cm" svg:x2="5.422cm" svg:y2="21.374cm">
                <text:p/>
              </draw:line>
              <draw:line draw:style-name="gr118" draw:text-style-name="P13" draw:layer="layout" svg:x1="5.07cm" svg:y1="21.374cm" svg:x2="5.246cm" svg:y2="21.272cm">
                <text:p/>
              </draw:line>
              <draw:line draw:style-name="gr119" draw:text-style-name="P13" draw:layer="layout" svg:x1="4.894cm" svg:y1="21.272cm" svg:x2="5.07cm" svg:y2="21.17cm">
                <text:p/>
              </draw:line>
              <draw:line draw:style-name="gr120" draw:text-style-name="P13" draw:layer="layout" svg:x1="4.982cm" svg:y1="21.12cm" svg:x2="5.158cm" svg:y2="21.018cm">
                <text:p/>
              </draw:line>
              <draw:line draw:style-name="gr121" draw:text-style-name="P13" draw:layer="layout" svg:x1="4.718cm" svg:y1="21.17cm" svg:x2="4.894cm" svg:y2="21.068cm">
                <text:p/>
              </draw:line>
              <draw:line draw:style-name="gr122" draw:text-style-name="P13" draw:layer="layout" svg:x1="4.806cm" svg:y1="21.018cm" svg:x2="4.982cm" svg:y2="20.916cm">
                <text:p/>
              </draw:line>
              <draw:line draw:style-name="gr123" draw:text-style-name="P13" draw:layer="layout" svg:x1="4.63cm" svg:y1="20.916cm" svg:x2="4.806cm" svg:y2="20.814cm">
                <text:p/>
              </draw:line>
              <draw:line draw:style-name="gr124" draw:text-style-name="P13" draw:layer="layout" svg:x1="4.542cm" svg:y1="21.069cm" svg:x2="4.718cm" svg:y2="20.967cm">
                <text:p/>
              </draw:line>
              <draw:line draw:style-name="gr125" draw:text-style-name="P13" draw:layer="layout" svg:x1="5.686cm" svg:y1="21.933cm" svg:x2="5.862cm" svg:y2="21.831cm">
                <text:p/>
              </draw:line>
              <draw:line draw:style-name="gr126" draw:text-style-name="P13" draw:layer="layout" svg:x1="5.51cm" svg:y1="21.832cm" svg:x2="5.686cm" svg:y2="21.73cm">
                <text:p/>
              </draw:line>
              <draw:line draw:style-name="gr127" draw:text-style-name="P13" draw:layer="layout" svg:x1="5.334cm" svg:y1="21.73cm" svg:x2="5.51cm" svg:y2="21.628cm">
                <text:p/>
              </draw:line>
              <draw:line draw:style-name="gr128" draw:text-style-name="P13" draw:layer="layout" svg:x1="5.246cm" svg:y1="21.882cm" svg:x2="5.422cm" svg:y2="21.78cm">
                <text:p/>
              </draw:line>
              <draw:line draw:style-name="gr129" draw:text-style-name="P13" draw:layer="layout" svg:x1="5.07cm" svg:y1="21.781cm" svg:x2="5.246cm" svg:y2="21.679cm">
                <text:p/>
              </draw:line>
              <draw:line draw:style-name="gr130" draw:text-style-name="P13" draw:layer="layout" svg:x1="5.158cm" svg:y1="21.628cm" svg:x2="5.334cm" svg:y2="21.526cm">
                <text:p/>
              </draw:line>
              <draw:line draw:style-name="gr131" draw:text-style-name="P13" draw:layer="layout" svg:x1="4.982cm" svg:y1="21.526cm" svg:x2="5.158cm" svg:y2="21.424cm">
                <text:p/>
              </draw:line>
              <draw:line draw:style-name="gr132" draw:text-style-name="P13" draw:layer="layout" svg:x1="4.806cm" svg:y1="21.425cm" svg:x2="4.982cm" svg:y2="21.323cm">
                <text:p/>
              </draw:line>
              <draw:line draw:style-name="gr133" draw:text-style-name="P13" draw:layer="layout" svg:x1="4.63cm" svg:y1="21.323cm" svg:x2="4.806cm" svg:y2="21.221cm">
                <text:p/>
              </draw:line>
              <draw:line draw:style-name="gr134" draw:text-style-name="P13" draw:layer="layout" svg:x1="4.366cm" svg:y1="21.374cm" svg:x2="4.542cm" svg:y2="21.272cm">
                <text:p/>
              </draw:line>
              <draw:line draw:style-name="gr135" draw:text-style-name="P13" draw:layer="layout" svg:x1="4.454cm" svg:y1="21.221cm" svg:x2="4.63cm" svg:y2="21.119cm">
                <text:p/>
              </draw:line>
              <draw:line draw:style-name="gr136" draw:text-style-name="P13" draw:layer="layout" svg:x1="4.19cm" svg:y1="21.272cm" svg:x2="4.366cm" svg:y2="21.17cm">
                <text:p/>
              </draw:line>
              <draw:line draw:style-name="gr137" draw:text-style-name="P13" draw:layer="layout" svg:x1="5.598cm" svg:y1="22.086cm" svg:x2="5.774cm" svg:y2="21.984cm">
                <text:p/>
              </draw:line>
              <draw:line draw:style-name="gr138" draw:text-style-name="P13" draw:layer="layout" svg:x1="5.422cm" svg:y1="21.984cm" svg:x2="5.598cm" svg:y2="21.882cm">
                <text:p/>
              </draw:line>
              <draw:line draw:style-name="gr139" draw:text-style-name="P13" draw:layer="layout" svg:x1="6.213cm" svg:y1="22.442cm" svg:x2="6.917cm" svg:y2="22.035cm">
                <text:p/>
              </draw:line>
              <draw:line draw:style-name="gr140" draw:text-style-name="P13" draw:layer="layout" svg:x1="6.389cm" svg:y1="22.543cm" svg:x2="7.093cm" svg:y2="22.136cm">
                <text:p/>
              </draw:line>
              <draw:line draw:style-name="gr141" draw:text-style-name="P13" draw:layer="layout" svg:x1="6.565cm" svg:y1="22.035cm" svg:x2="7.093cm" svg:y2="22.34cm">
                <text:p/>
              </draw:line>
              <draw:line draw:style-name="gr142" draw:text-style-name="P13" draw:layer="layout" svg:x1="6.389cm" svg:y1="22.136cm" svg:x2="6.917cm" svg:y2="22.441cm">
                <text:p/>
              </draw:line>
              <draw:line draw:style-name="gr143" draw:text-style-name="P13" draw:layer="layout" svg:x1="6.213cm" svg:y1="22.238cm" svg:x2="6.565cm" svg:y2="22.441cm">
                <text:p/>
              </draw:line>
              <draw:polygon draw:style-name="gr144" draw:text-style-name="P7" draw:layer="layout" svg:width="2.814cm" svg:height="1.83cm" svg:x="3.75cm" svg:y="21.17cm" svg:viewBox="0 0 2815 1831" draw:points="0,203 0,0 2815,1627 2815,1831">
                <text:p/>
              </draw:polygon>
              <draw:polygon draw:style-name="gr145" draw:text-style-name="P10" draw:layer="layout" svg:width="3.782cm" svg:height="2.389cm" svg:x="3.75cm" svg:y="20.611cm" svg:viewBox="0 0 3783 2390" draw:points="968,0 3783,1627 3783,1831 2815,2390 0,763 0,559">
                <text:p/>
              </draw:polygon>
            </draw:g>
          </draw:g>
        </draw:g>
        <draw:line draw:style-name="gr81" draw:text-style-name="P1" draw:layer="layout" svg:x1="16cm" svg:y1="4.5cm" svg:x2="5.75cm" svg:y2="17.25cm">
          <text:p/>
        </draw:line>
        <draw:frame draw:style-name="gr3" draw:text-style-name="P20" draw:layer="layout" svg:width="4.5cm" svg:height="1cm" draw:transform="rotate (0.891339648993504) translate (8.404cm 12.524cm)">
          <draw:text-box>
            <text:p><text:span text:style-name="T5">M</text:span><text:span text:style-name="T5">o</text:span><text:span text:style-name="T5">d</text:span><text:span text:style-name="T5">b</text:span><text:span text:style-name="T5">u</text:span><text:span text:style-name="T5">s </text:span><text:span text:style-name="T5">T</text:span><text:span text:style-name="T5">C</text:span><text:span text:style-name="T5">P</text:span></text:p>
          </draw:text-box>
        </draw:frame>
        <draw:g>
          <draw:path draw:style-name="gr146" draw:text-style-name="P6" draw:layer="layout" svg:width="1.09cm" svg:height="0.979cm" svg:x="11.112cm" svg:y="21.696cm" svg:viewBox="0 0 1091 980" svg:d="M0 980c475 0 1091-280 1091-560s-18-420-364-420c0 300-727 579-727 980z">
            <text:p/>
          </draw:path>
          <draw:g>
            <draw:path draw:style-name="gr147" draw:text-style-name="P21" draw:layer="layout" svg:width="2.666cm" svg:height="1.68cm" svg:x="9.173cm" svg:y="21.066cm" svg:viewBox="0 0 2667 1681" svg:d="M2667 0c0 0 0 1121-1 840 2 491-575 841-1331 841s-1334-350-1335-841c1 1 0-350 0-840 0 490 606 840 1334 840s1333-350 1333-840z">
              <text:p/>
            </draw:path>
            <draw:path draw:style-name="gr148" draw:text-style-name="P22" draw:layer="layout" svg:width="2.665cm" svg:height="1.678cm" svg:x="9.172cm" svg:y="20.226cm" svg:viewBox="0 0 2666 1679" svg:d="M1333 0c756 0 1333 363 1333 839s-577 840-1333 840-1333-364-1333-840 577-839 1333-839z">
              <text:p/>
            </draw:path>
            <draw:polygon draw:style-name="gr149" draw:text-style-name="P23" draw:layer="layout" svg:width="0.727cm" svg:height="0.419cm" svg:x="10.627cm" svg:y="21.136cm" svg:viewBox="0 0 728 420" draw:points="364,0 243,70 728,350 606,420 121,140 0,210 0,0">
              <text:p/>
            </draw:polygon>
            <draw:polygon draw:style-name="gr150" draw:text-style-name="P23" draw:layer="layout" svg:width="0.726cm" svg:height="0.419cm" svg:x="9.657cm" svg:y="20.576cm" svg:viewBox="0 0 727 420" draw:points="606,280 727,210 727,420 363,420 484,350 0,70 121,0">
              <text:p/>
            </draw:polygon>
            <draw:polygon draw:style-name="gr151" draw:text-style-name="P23" draw:layer="layout" svg:width="0.727cm" svg:height="0.419cm" svg:x="9.657cm" svg:y="21.136cm" svg:viewBox="0 0 728 420" draw:points="121,280 607,0 728,70 242,350 363,420 0,420 0,210">
              <text:p/>
            </draw:polygon>
            <draw:polygon draw:style-name="gr152" draw:text-style-name="P23" draw:layer="layout" svg:width="0.726cm" svg:height="0.419cm" svg:x="10.627cm" svg:y="20.576cm" svg:viewBox="0 0 727 420" draw:points="484,70 363,0 727,0 727,210 606,140 121,420 0,350">
              <text:p/>
            </draw:polygon>
            <draw:path draw:style-name="gr153" draw:text-style-name="P24" draw:layer="layout" svg:width="2.667cm" svg:height="2.519cm" svg:x="9.172cm" svg:y="20.226cm" svg:viewBox="0 0 2668 2520" svg:d="M1333 0c756 0 1335 364 1335 840l-1 840c0 490-606 840-1333 840s-1334-350-1334-840c0 0 1-840 0-841 0-476 577-839 1333-839z">
              <text:p/>
            </draw:path>
            <draw:polygon draw:style-name="gr154" draw:text-style-name="P25" draw:layer="layout" svg:width="0.242cm" svg:height="1.609cm" svg:x="10.384cm" svg:y="19.457cm" svg:viewBox="0 0 243 1610" draw:points="122,1610 122,280 0,140 122,0 243,140 122,280">
              <text:p/>
            </draw:polygon>
            <draw:path draw:style-name="gr155" draw:text-style-name="P13" draw:layer="layout" svg:width="0.181cm" svg:height="0.419cm" svg:x="10.748cm" svg:y="19.387cm" svg:viewBox="0 0 182 420" svg:d="M0 0c243 70 243 350 0 420">
              <text:p/>
            </draw:path>
            <draw:path draw:style-name="gr156" draw:text-style-name="P13" draw:layer="layout" svg:width="0.181cm" svg:height="0.419cm" svg:x="10.082cm" svg:y="19.387cm" svg:viewBox="0 0 182 420" svg:d="M182 0c-243 70-243 350 0 420">
              <text:p/>
            </draw:path>
            <draw:path draw:style-name="gr157" draw:text-style-name="P13" draw:layer="layout" svg:width="0.181cm" svg:height="0.699cm" svg:x="9.839cm" svg:y="19.247cm" svg:viewBox="0 0 182 700" svg:d="M182 0c-243 70-243 630 0 700">
              <text:p/>
            </draw:path>
            <draw:path draw:style-name="gr158" draw:text-style-name="P13" draw:layer="layout" svg:width="0.181cm" svg:height="0.699cm" svg:x="10.991cm" svg:y="19.247cm" svg:viewBox="0 0 182 700" svg:d="M0 0c242 70 242 630 0 700">
              <text:p/>
            </draw:path>
            <draw:path draw:style-name="gr159" draw:text-style-name="P13" draw:layer="layout" svg:width="0.181cm" svg:height="0.979cm" svg:x="9.597cm" svg:y="19.107cm" svg:viewBox="0 0 182 980" svg:d="M182 0c-243 70-243 910 0 980">
              <text:p/>
            </draw:path>
            <draw:path draw:style-name="gr160" draw:text-style-name="P13" draw:layer="layout" svg:width="0.177cm" svg:height="0.979cm" svg:x="11.233cm" svg:y="19.107cm" svg:viewBox="0 0 178 980" svg:d="M0 0c243 70 232 894 0 980">
              <text:p/>
            </draw:path>
            <draw:path draw:style-name="gr161" draw:text-style-name="P13" draw:layer="layout" svg:width="0.181cm" svg:height="1.259cm" svg:x="9.354cm" svg:y="18.967cm" svg:viewBox="0 0 182 1260" svg:d="M182 0c-243 70-243 1190 0 1260">
              <text:p/>
            </draw:path>
            <draw:path draw:style-name="gr162" draw:text-style-name="P13" draw:layer="layout" svg:width="0.181cm" svg:height="1.259cm" svg:x="11.476cm" svg:y="18.967cm" svg:viewBox="0 0 182 1260" svg:d="M0 0c242 70 242 1190 0 1260">
              <text:p/>
            </draw:path>
          </draw:g>
        </draw:g>
        <draw:custom-shape draw:style-name="gr82" draw:text-style-name="P19" draw:layer="layout" svg:width="2.6cm" svg:height="1.25cm" svg:x="16.4cm" svg:y="5cm">
          <text:p text:style-name="P18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2.6cm" svg:height="1.25cm" svg:x="16.5cm" svg:y="6.75cm">
          <text:p text:style-name="P18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3" draw:text-style-name="P2" draw:layer="layout" svg:x1="17.3cm" svg:y1="4.5cm" svg:x2="17.3cm" svg:y2="5cm">
          <text:p/>
        </draw:line>
        <draw:line draw:style-name="gr163" draw:text-style-name="P2" draw:layer="layout" svg:x1="17.4cm" svg:y1="6.28cm" svg:x2="17.4cm" svg:y2="6.78cm">
          <text:p/>
        </draw:line>
        <draw:line draw:style-name="gr164" draw:text-style-name="P1" draw:layer="layout" svg:x1="17.75cm" svg:y1="8.5cm" svg:x2="17.75cm" svg:y2="19cm">
          <text:p/>
        </draw:line>
        <draw:frame draw:style-name="gr3" draw:text-style-name="P20" draw:layer="layout" svg:width="4.5cm" svg:height="1.505cm" draw:transform="rotate (1.56241874638532) translate (17.75cm 15.987cm)">
          <draw:text-box>
            <text:p><text:span text:style-name="T5">G</text:span><text:span text:style-name="T5">ra</text:span><text:span text:style-name="T5">fa</text:span><text:span text:style-name="T5">n</text:span><text:span text:style-name="T5">a </text:span><text:span text:style-name="T5">In</text:span><text:span text:style-name="T5">fl</text:span><text:span text:style-name="T5">u</text:span><text:span text:style-name="T5">x</text:span><text:span text:style-name="T5">D</text:span><text:span text:style-name="T5">B</text:span></text:p>
          </draw:text-box>
        </draw:frame>
        <draw:custom-shape draw:style-name="gr82" draw:text-style-name="P19" draw:layer="layout" svg:width="2.6cm" svg:height="1.25cm" svg:x="2cm" svg:y="17.25cm">
          <text:p text:style-name="P18"><text:span text:style-name="T4">Scada</text:span></text:p>
          <draw:enhanced-geometry svg:viewBox="0 0 21600 21600" draw:type="rectangle" draw:enhanced-path="M 0 0 L 21600 0 21600 21600 0 21600 0 0 Z N"/>
        </draw:custom-shape>
        <draw:g draw:name="intermediate-event-catch-non-interrupting-timer 1">
          <draw:path draw:style-name="gr165" draw:text-style-name="P26" draw:layer="layout" svg:width="1.297cm" svg:height="1.131cm" draw:transform="skewX (-0.00349065850398866) rotate (-0.0415388361974654) translate (14.7720498399951cm 18.5914871838329cm)" svg:viewBox="0 0 1298 1132" svg:d="M1298 567c0-313-291-567-648-567-359 0-650 254-650 566 0 313 290 566 649 566 357 0 649-253 649-565z">
            <text:p/>
          </draw:path>
          <draw:path draw:style-name="gr166" draw:text-style-name="P26" draw:layer="layout" svg:width="1.143cm" svg:height="0.995cm" draw:transform="skewX (-0.0020943951023932) rotate (-0.0411897703470665) translate (14.8477222512813cm 18.6627392472383cm)" svg:viewBox="0 0 1144 996" svg:d="M1144 498c0-275-256-498-571-498-316 0-573 223-573 497 0 276 257 499 573 499 315 0 571-222 571-498z">
            <text:p/>
          </draw:path>
          <draw:g>
            <draw:path draw:style-name="gr167" draw:text-style-name="P26" draw:layer="layout" svg:width="0.934cm" svg:height="0.814cm" draw:transform="skewX (-0.00366519142918809) rotate (-0.0417133691226648) translate (14.9512236729108cm 18.7595652184225cm)" svg:viewBox="0 0 935 815" svg:d="M935 407c0-225-210-407-468-407-257 0-467 182-467 407 0 226 210 408 467 408 258 0 468-182 468-408z">
              <text:p/>
            </draw:path>
            <draw:line draw:style-name="gr168" draw:text-style-name="P26" draw:layer="layout" svg:x1="15.791cm" svg:y1="19.19cm" svg:x2="15.856cm" svg:y2="19.193cm">
              <text:p/>
            </draw:line>
            <draw:polyline draw:style-name="gr169" draw:text-style-name="P26" draw:layer="layout" svg:width="0.265cm" svg:height="0.45cm" draw:transform="skewX (-0.00436332312998582) rotate (-0.0413643032722659) translate (15.4086618053924cm 18.8352794459199cm)" svg:viewBox="0 0 266 451" draw:points="137,0 0,351 266,451">
              <text:p/>
            </draw:polyline>
            <draw:line draw:style-name="gr170" draw:text-style-name="P26" draw:layer="layout" svg:x1="14.949cm" svg:y1="19.155cm" svg:x2="15.014cm" svg:y2="19.158cm">
              <text:p/>
            </draw:line>
            <draw:line draw:style-name="gr171" draw:text-style-name="P26" draw:layer="layout" svg:x1="15.386cm" svg:y1="19.593cm" svg:x2="15.388cm" svg:y2="19.537cm">
              <text:p/>
            </draw:line>
            <draw:line draw:style-name="gr172" draw:text-style-name="P26" draw:layer="layout" svg:x1="15.416cm" svg:y1="18.835cm" svg:x2="15.418cm" svg:y2="18.779cm">
              <text:p/>
            </draw:line>
          </draw:g>
        </draw:g>
        <draw:g draw:name="intermediate-event-catch-non-interrupting-timer 2">
          <draw:path draw:style-name="gr173" draw:text-style-name="P26" draw:layer="layout" svg:width="1.297cm" svg:height="1.131cm" draw:transform="skewX (-0.00349065850398866) rotate (-0.0415388361974654) translate (15.7720498399951cm 19.7234871838329cm)" svg:viewBox="0 0 1298 1132" svg:d="M1298 567c0-313-291-567-648-567-359 0-650 254-650 566 0 313 290 566 649 566 357 0 649-253 649-565z">
            <text:p/>
          </draw:path>
          <draw:path draw:style-name="gr174" draw:text-style-name="P26" draw:layer="layout" svg:width="1.143cm" svg:height="0.995cm" draw:transform="skewX (-0.0020943951023932) rotate (-0.0411897703470665) translate (15.8477222512813cm 19.7947392472383cm)" svg:viewBox="0 0 1144 996" svg:d="M1144 498c0-275-256-498-571-498-316 0-573 223-573 497 0 276 257 499 573 499 315 0 571-222 571-498z">
            <text:p/>
          </draw:path>
          <draw:g>
            <draw:path draw:style-name="gr175" draw:text-style-name="P26" draw:layer="layout" svg:width="0.934cm" svg:height="0.814cm" draw:transform="skewX (-0.00366519142918809) rotate (-0.0417133691226648) translate (15.9512236729108cm 19.8915652184225cm)" svg:viewBox="0 0 935 815" svg:d="M935 407c0-225-210-407-468-407-257 0-467 182-467 407 0 226 210 408 467 408 258 0 468-182 468-408z">
              <text:p/>
            </draw:path>
            <draw:line draw:style-name="gr176" draw:text-style-name="P26" draw:layer="layout" svg:x1="16.791cm" svg:y1="20.322cm" svg:x2="16.856cm" svg:y2="20.325cm">
              <text:p/>
            </draw:line>
            <draw:polyline draw:style-name="gr177" draw:text-style-name="P26" draw:layer="layout" svg:width="0.265cm" svg:height="0.45cm" draw:transform="skewX (-0.00436332312998581) rotate (-0.0413643032722659) translate (16.4086618053924cm 19.9672794459199cm)" svg:viewBox="0 0 266 451" draw:points="137,0 0,351 266,451">
              <text:p/>
            </draw:polyline>
            <draw:line draw:style-name="gr178" draw:text-style-name="P26" draw:layer="layout" svg:x1="15.949cm" svg:y1="20.287cm" svg:x2="16.014cm" svg:y2="20.29cm">
              <text:p/>
            </draw:line>
            <draw:line draw:style-name="gr179" draw:text-style-name="P26" draw:layer="layout" svg:x1="16.386cm" svg:y1="20.725cm" svg:x2="16.388cm" svg:y2="20.669cm">
              <text:p/>
            </draw:line>
            <draw:line draw:style-name="gr180" draw:text-style-name="P26" draw:layer="layout" svg:x1="16.416cm" svg:y1="19.967cm" svg:x2="16.418cm" svg:y2="19.911cm">
              <text:p/>
            </draw:line>
          </draw:g>
        </draw:g>
        <draw:g draw:name="start-event-error 1">
          <draw:path draw:style-name="gr181" draw:text-style-name="P26" draw:layer="layout" svg:width="1cm" svg:height="1cm" svg:x="5.453cm" svg:y="18.101cm" svg:viewBox="0 0 1001 1001" svg:d="M1001 501c0-277-224-501-499-501-278 0-502 224-502 501 0 276 224 500 502 500 275 0 499-224 499-500z">
            <text:p/>
          </draw:path>
          <draw:polygon draw:style-name="gr182" draw:text-style-name="P26" draw:layer="layout" svg:width="0.6cm" svg:height="0.533cm" svg:x="5.653cm" svg:y="18.335cm" svg:viewBox="0 0 601 534" draw:points="0,534 200,67 375,334 601,0 401,494 227,268">
            <text:p/>
          </draw:polygon>
        </draw:g>
        <draw:g draw:name="start-event-error 2">
          <draw:path draw:style-name="gr183" draw:text-style-name="P26" draw:layer="layout" svg:width="1cm" svg:height="1cm" svg:x="6.499cm" svg:y="18.999cm" svg:viewBox="0 0 1001 1001" svg:d="M1001 501c0-277-224-501-499-501-278 0-502 224-502 501 0 276 224 500 502 500 275 0 499-224 499-500z">
            <text:p/>
          </draw:path>
          <draw:polygon draw:style-name="gr184" draw:text-style-name="P26" draw:layer="layout" svg:width="0.6cm" svg:height="0.533cm" svg:x="6.699cm" svg:y="19.233cm" svg:viewBox="0 0 601 534" draw:points="0,534 200,67 375,334 601,0 401,494 227,268">
            <text:p/>
          </draw:polygon>
        </draw:g>
      </draw:page>
      <draw:page draw:name="page2" draw:style-name="dp1" draw:master-page-name="Обычный">
        <draw:frame draw:style-name="gr185" draw:text-style-name="P2" draw:layer="layout" svg:width="17.167cm" svg:height="0.614cm" svg:x="1.583cm" svg:y="14.25cm">
          <draw:image xlink:href="Pictures/100000000000047700000029B1A372D8D4CFDDDC.png" xlink:type="simple" xlink:show="embed" xlink:actuate="onLoad" draw:mime-type="image/png">
            <text:p/>
          </draw:image>
        </draw:frame>
        <draw:frame draw:style-name="gr1" draw:text-style-name="P1" draw:layer="layout" svg:width="16.75cm" svg:height="4.497cm" draw:transform="rotate (1.57673044625168) translate (9.802cm 22.763cm)">
          <draw:image xlink:href="Pictures/10000000000003E8000001C4E7EADF56DC992D04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1" draw:text-style-name="P1" draw:layer="layout" svg:width="11.246cm" svg:height="3.02cm" draw:transform="rotate (1.57673044625168) translate (13.817cm 13.014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186" draw:text-style-name="P1" draw:layer="layout" svg:width="7.936cm" svg:height="7.936cm" svg:x="1.064cm" svg:y="3.75cm">
          <draw:image xlink:href="Pictures/100000010000038B0000038B78E36F58167E9503.png" xlink:type="simple" xlink:show="embed" xlink:actuate="onLoad" draw:mime-type="image/png">
            <text:p/>
          </draw:image>
        </draw:frame>
        <draw:line draw:style-name="gr4" draw:text-style-name="P1" draw:layer="layout" svg:x1="8.25cm" svg:y1="5.5cm" svg:x2="14.25cm" svg:y2="5.5cm">
          <text:p/>
        </draw:line>
        <draw:frame draw:style-name="gr3" draw:text-style-name="P5" draw:layer="layout" svg:width="3.5cm" svg:height="1cm" draw:transform="rotate (0.011693705988362) translate (9.989cm 5.541cm)">
          <draw:text-box>
            <text:p text:style-name="P4"><text:span text:style-name="T2">RS485</text:span></text:p>
          </draw:text-box>
        </draw:frame>
        <draw:frame draw:style-name="gr187" draw:text-style-name="P3" draw:layer="layout" svg:width="4.25cm" svg:height="1.149cm" draw:transform="rotate (0.0188495559215388) translate (9.229cm 4.351cm)">
          <draw:text-box>
            <text:p>Modbus RTU</text:p>
          </draw:text-box>
        </draw:frame>
        <draw:line draw:style-name="gr4" draw:text-style-name="P1" draw:layer="layout" svg:x1="8.25cm" svg:y1="9.75cm" svg:x2="14.25cm" svg:y2="9.75cm">
          <text:p/>
        </draw:line>
        <draw:frame draw:style-name="gr187" draw:text-style-name="P3" draw:layer="layout" svg:width="4.25cm" svg:height="1.149cm" draw:transform="rotate (0.0188495559215388) translate (9.229cm 8.58cm)">
          <draw:text-box>
            <text:p>Modbus TCP</text:p>
          </draw:text-box>
        </draw:frame>
        <draw:frame draw:style-name="gr3" draw:text-style-name="P5" draw:layer="layout" svg:width="3.5cm" svg:height="1cm" draw:transform="rotate (0.011693705988362) translate (9.739cm 10cm)">
          <draw:text-box>
            <text:p text:style-name="P4"><text:span text:style-name="T2">Ethernet</text:span>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88" draw:text-style-name="P6" draw:layer="layout" svg:width="0.963cm" svg:height="0.609cm" svg:x="17.214cm" svg:y="23.639cm" svg:viewBox="0 0 964 610" svg:d="M0 610c242 0 964-203 964-356 0-152-22-254-264-254 0 153-704 153-700 610z">
              <text:p/>
            </draw:path>
            <draw:g>
              <draw:polygon draw:style-name="gr189" draw:text-style-name="P7" draw:layer="layout" svg:width="0.439cm" svg:height="0.508cm" svg:x="16.858cm" svg:y="23.741cm" svg:viewBox="0 0 440 509" draw:points="0,305 88,0 440,203 352,509">
                <text:p/>
              </draw:polygon>
              <draw:polygon draw:style-name="gr190" draw:text-style-name="P8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191" draw:text-style-name="P9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192" draw:text-style-name="P10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193" draw:text-style-name="P6" draw:layer="layout" svg:width="1.583cm" svg:height="1.22cm" svg:x="16.418cm" svg:y="21.198cm" svg:viewBox="0 0 1584 1221" svg:d="M6 1221c241 0 1578-51 1578-509s-460-712-701-712c0 153-965 102-877 1221z">
              <text:p/>
            </draw:path>
            <draw:g>
              <draw:polygon draw:style-name="gr194" draw:text-style-name="P7" draw:layer="layout" svg:width="0.879cm" svg:height="0.711cm" svg:x="15.538cm" svg:y="21.707cm" svg:viewBox="0 0 880 712" draw:points="0,203 0,0 880,509 880,712">
                <text:p/>
              </draw:polygon>
              <draw:polygon draw:style-name="gr195" draw:text-style-name="P7" draw:layer="layout" svg:width="0.879cm" svg:height="0.864cm" svg:x="16.242cm" svg:y="20.944cm" svg:viewBox="0 0 880 865" draw:points="0,356 0,0 880,509 880,865">
                <text:p/>
              </draw:polygon>
              <draw:polygon draw:style-name="gr196" draw:text-style-name="P8" draw:layer="layout" svg:width="1.583cm" svg:height="0.914cm" svg:x="15.538cm" svg:y="21.3cm" svg:viewBox="0 0 1584 915" draw:points="0,407 704,0 1584,509 880,915">
                <text:p/>
              </draw:polygon>
              <draw:polygon draw:style-name="gr197" draw:text-style-name="P9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198" draw:text-style-name="P7" draw:layer="layout" svg:width="2.814cm" svg:height="3.864cm" svg:x="14.571cm" svg:y="17.842cm" svg:viewBox="0 0 2815 3865" draw:points="0,2238 0,0 2815,1627 2815,3865">
                <text:p/>
              </draw:polygon>
              <draw:polygon draw:style-name="gr199" draw:text-style-name="P11" draw:layer="layout" svg:width="2.638cm" svg:height="3.559cm" svg:x="14.659cm" svg:y="17.994cm" svg:viewBox="0 0 2639 3560" draw:points="0,2034 0,0 2639,1526 2639,3560">
                <text:p/>
              </draw:polygon>
              <draw:polygon draw:style-name="gr200" draw:text-style-name="P8" draw:layer="layout" svg:width="2.99cm" svg:height="1.728cm" svg:x="14.571cm" svg:y="17.74cm" svg:viewBox="0 0 2991 1729" draw:points="2815,1729 0,102 176,0 2991,1627">
                <text:p/>
              </draw:polygon>
              <draw:polygon draw:style-name="gr201" draw:text-style-name="P9" draw:layer="layout" svg:width="0.175cm" svg:height="2.338cm" svg:x="17.386cm" svg:y="19.367cm" svg:viewBox="0 0 176 2339" draw:points="0,2339 0,102 176,0 176,2238">
                <text:p/>
              </draw:polygon>
              <draw:polygon draw:style-name="gr202" draw:text-style-name="P10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203" draw:text-style-name="P6" draw:layer="layout" svg:width="1.145cm" svg:height="0.609cm" svg:x="16.064cm" svg:y="23.08cm" svg:viewBox="0 0 1146 610" svg:d="M6 610c242 0 1140-254 1140-407 0-152-22-203-264-203 0 153-967 102-876 610z">
              <text:p/>
            </draw:path>
            <draw:g>
              <draw:polygon draw:style-name="gr204" draw:text-style-name="P8" draw:layer="layout" svg:width="3.782cm" svg:height="2.186cm" svg:x="13.251cm" svg:y="21.351cm" svg:viewBox="0 0 3783 2187" draw:points="2815,2187 0,559 968,0 3783,1627">
                <text:p/>
              </draw:polygon>
              <draw:polygon draw:style-name="gr205" draw:text-style-name="P12" draw:layer="layout" svg:width="2.55cm" svg:height="1.474cm" svg:x="13.515cm" svg:y="21.503cm" svg:viewBox="0 0 2551 1475" draw:points="0,407 704,0 2551,1068 1848,1475">
                <text:p/>
              </draw:polygon>
              <draw:polygon draw:style-name="gr206" draw:text-style-name="P12" draw:layer="layout" svg:width="1.231cm" svg:height="0.711cm" svg:x="15.538cm" svg:y="22.673cm" svg:viewBox="0 0 1232 712" draw:points="0,407 704,0 1232,305 528,712">
                <text:p/>
              </draw:polygon>
              <draw:polygon draw:style-name="gr207" draw:text-style-name="P9" draw:layer="layout" svg:width="0.967cm" svg:height="0.762cm" svg:x="16.066cm" svg:y="22.978cm" svg:viewBox="0 0 968 763" draw:points="0,763 0,559 968,0 968,203">
                <text:p/>
              </draw:polygon>
              <draw:line draw:style-name="gr208" draw:text-style-name="P13" draw:layer="layout" svg:x1="13.691cm" svg:y1="21.808cm" svg:x2="15.539cm" svg:y2="22.876cm">
                <text:p/>
              </draw:line>
              <draw:line draw:style-name="gr209" draw:text-style-name="P13" draw:layer="layout" svg:x1="13.867cm" svg:y1="21.707cm" svg:x2="15.715cm" svg:y2="22.775cm">
                <text:p/>
              </draw:line>
              <draw:line draw:style-name="gr210" draw:text-style-name="P13" draw:layer="layout" svg:x1="14.043cm" svg:y1="21.605cm" svg:x2="15.891cm" svg:y2="22.673cm">
                <text:p/>
              </draw:line>
              <draw:line draw:style-name="gr211" draw:text-style-name="P13" draw:layer="layout" svg:x1="15.714cm" svg:y1="22.572cm" svg:x2="15.89cm" svg:y2="22.47cm">
                <text:p/>
              </draw:line>
              <draw:line draw:style-name="gr212" draw:text-style-name="P13" draw:layer="layout" svg:x1="15.538cm" svg:y1="22.47cm" svg:x2="15.714cm" svg:y2="22.368cm">
                <text:p/>
              </draw:line>
              <draw:line draw:style-name="gr213" draw:text-style-name="P13" draw:layer="layout" svg:x1="15.362cm" svg:y1="22.368cm" svg:x2="15.538cm" svg:y2="22.266cm">
                <text:p/>
              </draw:line>
              <draw:line draw:style-name="gr214" draw:text-style-name="P13" draw:layer="layout" svg:x1="15.45cm" svg:y1="22.622cm" svg:x2="15.626cm" svg:y2="22.52cm">
                <text:p/>
              </draw:line>
              <draw:line draw:style-name="gr215" draw:text-style-name="P13" draw:layer="layout" svg:x1="15.275cm" svg:y1="22.521cm" svg:x2="15.451cm" svg:y2="22.419cm">
                <text:p/>
              </draw:line>
              <draw:line draw:style-name="gr216" draw:text-style-name="P13" draw:layer="layout" svg:x1="15.099cm" svg:y1="22.419cm" svg:x2="15.275cm" svg:y2="22.317cm">
                <text:p/>
              </draw:line>
              <draw:line draw:style-name="gr217" draw:text-style-name="P13" draw:layer="layout" svg:x1="15.187cm" svg:y1="22.266cm" svg:x2="15.363cm" svg:y2="22.164cm">
                <text:p/>
              </draw:line>
              <draw:line draw:style-name="gr218" draw:text-style-name="P13" draw:layer="layout" svg:x1="14.923cm" svg:y1="22.317cm" svg:x2="15.099cm" svg:y2="22.215cm">
                <text:p/>
              </draw:line>
              <draw:line draw:style-name="gr219" draw:text-style-name="P13" draw:layer="layout" svg:x1="15.011cm" svg:y1="22.165cm" svg:x2="15.187cm" svg:y2="22.063cm">
                <text:p/>
              </draw:line>
              <draw:line draw:style-name="gr220" draw:text-style-name="P13" draw:layer="layout" svg:x1="14.835cm" svg:y1="22.063cm" svg:x2="15.011cm" svg:y2="21.961cm">
                <text:p/>
              </draw:line>
              <draw:line draw:style-name="gr221" draw:text-style-name="P13" draw:layer="layout" svg:x1="14.659cm" svg:y1="21.961cm" svg:x2="14.835cm" svg:y2="21.859cm">
                <text:p/>
              </draw:line>
              <draw:line draw:style-name="gr222" draw:text-style-name="P13" draw:layer="layout" svg:x1="14.747cm" svg:y1="22.216cm" svg:x2="14.923cm" svg:y2="22.114cm">
                <text:p/>
              </draw:line>
              <draw:line draw:style-name="gr223" draw:text-style-name="P13" draw:layer="layout" svg:x1="14.571cm" svg:y1="22.114cm" svg:x2="14.747cm" svg:y2="22.012cm">
                <text:p/>
              </draw:line>
              <draw:line draw:style-name="gr224" draw:text-style-name="P13" draw:layer="layout" svg:x1="14.395cm" svg:y1="22.012cm" svg:x2="14.571cm" svg:y2="21.91cm">
                <text:p/>
              </draw:line>
              <draw:line draw:style-name="gr225" draw:text-style-name="P13" draw:layer="layout" svg:x1="14.483cm" svg:y1="21.86cm" svg:x2="14.659cm" svg:y2="21.758cm">
                <text:p/>
              </draw:line>
              <draw:line draw:style-name="gr226" draw:text-style-name="P13" draw:layer="layout" svg:x1="14.219cm" svg:y1="21.91cm" svg:x2="14.395cm" svg:y2="21.808cm">
                <text:p/>
              </draw:line>
              <draw:line draw:style-name="gr227" draw:text-style-name="P13" draw:layer="layout" svg:x1="14.307cm" svg:y1="21.758cm" svg:x2="14.483cm" svg:y2="21.656cm">
                <text:p/>
              </draw:line>
              <draw:line draw:style-name="gr228" draw:text-style-name="P13" draw:layer="layout" svg:x1="14.131cm" svg:y1="21.656cm" svg:x2="14.307cm" svg:y2="21.554cm">
                <text:p/>
              </draw:line>
              <draw:line draw:style-name="gr229" draw:text-style-name="P13" draw:layer="layout" svg:x1="14.043cm" svg:y1="21.809cm" svg:x2="14.219cm" svg:y2="21.707cm">
                <text:p/>
              </draw:line>
              <draw:line draw:style-name="gr230" draw:text-style-name="P13" draw:layer="layout" svg:x1="15.187cm" svg:y1="22.673cm" svg:x2="15.363cm" svg:y2="22.571cm">
                <text:p/>
              </draw:line>
              <draw:line draw:style-name="gr231" draw:text-style-name="P13" draw:layer="layout" svg:x1="15.011cm" svg:y1="22.572cm" svg:x2="15.187cm" svg:y2="22.47cm">
                <text:p/>
              </draw:line>
              <draw:line draw:style-name="gr232" draw:text-style-name="P13" draw:layer="layout" svg:x1="14.835cm" svg:y1="22.47cm" svg:x2="15.011cm" svg:y2="22.368cm">
                <text:p/>
              </draw:line>
              <draw:line draw:style-name="gr233" draw:text-style-name="P13" draw:layer="layout" svg:x1="14.747cm" svg:y1="22.622cm" svg:x2="14.923cm" svg:y2="22.52cm">
                <text:p/>
              </draw:line>
              <draw:line draw:style-name="gr234" draw:text-style-name="P13" draw:layer="layout" svg:x1="14.571cm" svg:y1="22.521cm" svg:x2="14.747cm" svg:y2="22.419cm">
                <text:p/>
              </draw:line>
              <draw:line draw:style-name="gr235" draw:text-style-name="P13" draw:layer="layout" svg:x1="14.659cm" svg:y1="22.368cm" svg:x2="14.835cm" svg:y2="22.266cm">
                <text:p/>
              </draw:line>
              <draw:line draw:style-name="gr236" draw:text-style-name="P13" draw:layer="layout" svg:x1="14.483cm" svg:y1="22.266cm" svg:x2="14.659cm" svg:y2="22.164cm">
                <text:p/>
              </draw:line>
              <draw:line draw:style-name="gr237" draw:text-style-name="P13" draw:layer="layout" svg:x1="14.307cm" svg:y1="22.165cm" svg:x2="14.483cm" svg:y2="22.063cm">
                <text:p/>
              </draw:line>
              <draw:line draw:style-name="gr238" draw:text-style-name="P13" draw:layer="layout" svg:x1="14.131cm" svg:y1="22.063cm" svg:x2="14.307cm" svg:y2="21.961cm">
                <text:p/>
              </draw:line>
              <draw:line draw:style-name="gr239" draw:text-style-name="P13" draw:layer="layout" svg:x1="13.867cm" svg:y1="22.114cm" svg:x2="14.043cm" svg:y2="22.012cm">
                <text:p/>
              </draw:line>
              <draw:line draw:style-name="gr240" draw:text-style-name="P13" draw:layer="layout" svg:x1="13.955cm" svg:y1="21.961cm" svg:x2="14.131cm" svg:y2="21.859cm">
                <text:p/>
              </draw:line>
              <draw:line draw:style-name="gr241" draw:text-style-name="P13" draw:layer="layout" svg:x1="13.691cm" svg:y1="22.012cm" svg:x2="13.867cm" svg:y2="21.91cm">
                <text:p/>
              </draw:line>
              <draw:line draw:style-name="gr242" draw:text-style-name="P13" draw:layer="layout" svg:x1="15.099cm" svg:y1="22.826cm" svg:x2="15.275cm" svg:y2="22.724cm">
                <text:p/>
              </draw:line>
              <draw:line draw:style-name="gr243" draw:text-style-name="P13" draw:layer="layout" svg:x1="14.923cm" svg:y1="22.724cm" svg:x2="15.099cm" svg:y2="22.622cm">
                <text:p/>
              </draw:line>
              <draw:line draw:style-name="gr244" draw:text-style-name="P13" draw:layer="layout" svg:x1="15.714cm" svg:y1="23.182cm" svg:x2="16.418cm" svg:y2="22.775cm">
                <text:p/>
              </draw:line>
              <draw:line draw:style-name="gr245" draw:text-style-name="P13" draw:layer="layout" svg:x1="15.89cm" svg:y1="23.283cm" svg:x2="16.594cm" svg:y2="22.876cm">
                <text:p/>
              </draw:line>
              <draw:line draw:style-name="gr246" draw:text-style-name="P13" draw:layer="layout" svg:x1="16.066cm" svg:y1="22.775cm" svg:x2="16.594cm" svg:y2="23.08cm">
                <text:p/>
              </draw:line>
              <draw:line draw:style-name="gr247" draw:text-style-name="P13" draw:layer="layout" svg:x1="15.89cm" svg:y1="22.876cm" svg:x2="16.418cm" svg:y2="23.181cm">
                <text:p/>
              </draw:line>
              <draw:line draw:style-name="gr248" draw:text-style-name="P13" draw:layer="layout" svg:x1="15.714cm" svg:y1="22.978cm" svg:x2="16.066cm" svg:y2="23.181cm">
                <text:p/>
              </draw:line>
              <draw:polygon draw:style-name="gr249" draw:text-style-name="P7" draw:layer="layout" svg:width="2.814cm" svg:height="1.83cm" svg:x="13.251cm" svg:y="21.91cm" svg:viewBox="0 0 2815 1831" draw:points="0,203 0,0 2815,1627 2815,1831">
                <text:p/>
              </draw:polygon>
              <draw:polygon draw:style-name="gr250" draw:text-style-name="P10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3">
          <draw:path draw:style-name="gr251" draw:text-style-name="P26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252" draw:text-style-name="P26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>
            <draw:path draw:style-name="gr253" draw:text-style-name="P26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254" draw:text-style-name="P26" draw:layer="layout" svg:x1="15.792cm" svg:y1="19.19cm" svg:x2="15.857cm" svg:y2="19.193cm">
              <text:p/>
            </draw:line>
            <draw:polyline draw:style-name="gr255" draw:text-style-name="P26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256" draw:text-style-name="P26" draw:layer="layout" svg:x1="14.95cm" svg:y1="19.155cm" svg:x2="15.015cm" svg:y2="19.158cm">
              <text:p/>
            </draw:line>
            <draw:line draw:style-name="gr257" draw:text-style-name="P26" draw:layer="layout" svg:x1="15.387cm" svg:y1="19.593cm" svg:x2="15.389cm" svg:y2="19.537cm">
              <text:p/>
            </draw:line>
            <draw:line draw:style-name="gr258" draw:text-style-name="P26" draw:layer="layout" svg:x1="15.417cm" svg:y1="18.835cm" svg:x2="15.419cm" svg:y2="18.779cm">
              <text:p/>
            </draw:line>
          </draw:g>
        </draw:g>
        <draw:g draw:name="intermediate-event-catch-non-interrupting-timer 4">
          <draw:path draw:style-name="gr259" draw:text-style-name="P26" draw:layer="layout" svg:width="1.297cm" svg:height="1.131cm" draw:transform="skewX (-0.00349065850398865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260" draw:text-style-name="P26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>
            <draw:path draw:style-name="gr261" draw:text-style-name="P26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262" draw:text-style-name="P26" draw:layer="layout" svg:x1="16.792cm" svg:y1="20.322cm" svg:x2="16.857cm" svg:y2="20.325cm">
              <text:p/>
            </draw:line>
            <draw:polyline draw:style-name="gr263" draw:text-style-name="P26" draw:layer="layout" svg:width="0.265cm" svg:height="0.45cm" draw:transform="skewX (-0.00436332312998581) rotate (-0.0413643032722659) translate (16.4096618053924cm 19.9672794459199cm)" svg:viewBox="0 0 266 451" draw:points="137,0 0,351 266,451">
              <text:p/>
            </draw:polyline>
            <draw:line draw:style-name="gr264" draw:text-style-name="P26" draw:layer="layout" svg:x1="15.95cm" svg:y1="20.287cm" svg:x2="16.015cm" svg:y2="20.29cm">
              <text:p/>
            </draw:line>
            <draw:line draw:style-name="gr265" draw:text-style-name="P26" draw:layer="layout" svg:x1="16.387cm" svg:y1="20.725cm" svg:x2="16.389cm" svg:y2="20.669cm">
              <text:p/>
            </draw:line>
            <draw:line draw:style-name="gr266" draw:text-style-name="P26" draw:layer="layout" svg:x1="16.417cm" svg:y1="19.967cm" svg:x2="16.419cm" svg:y2="19.911cm">
              <text:p/>
            </draw:line>
          </draw:g>
        </draw:g>
        <draw:custom-shape draw:style-name="gr82" draw:text-style-name="P19" draw:layer="layout" svg:width="2.6cm" svg:height="1.25cm" svg:x="16.4cm" svg:y="5cm">
          <text:p text:style-name="P18"><text:span text:style-name="T4">te</text:span><text:span text:style-name="T4">le</text:span><text:span text:style-name="T4">gr</text:span><text:span text:style-name="T4">af</text:span></text:p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2.6cm" svg:height="1.25cm" svg:x="16.5cm" svg:y="6.75cm">
          <text:p text:style-name="P18"><text:span text:style-name="T4">in</text:span><text:span text:style-name="T4">fl</text:span><text:span text:style-name="T4">u</text:span><text:span text:style-name="T4">x</text:span><text:span text:style-name="T4">d</text:span><text:span text:style-name="T4">b</text:span></text:p>
          <draw:enhanced-geometry svg:viewBox="0 0 21600 21600" draw:type="rectangle" draw:enhanced-path="M 0 0 L 21600 0 21600 21600 0 21600 0 0 Z N"/>
        </draw:custom-shape>
        <draw:line draw:style-name="gr164" draw:text-style-name="P1" draw:layer="layout" svg:x1="17.75cm" svg:y1="8.5cm" svg:x2="17.75cm" svg:y2="19cm">
          <text:p/>
        </draw:line>
        <draw:frame draw:style-name="gr3" draw:text-style-name="P20" draw:layer="layout" svg:width="4.5cm" svg:height="1.505cm" draw:transform="rotate (1.56241874638532) translate (17.75cm 15.987cm)">
          <draw:text-box>
            <text:p><text:span text:style-name="T5">G</text:span><text:span text:style-name="T5">ra</text:span><text:span text:style-name="T5">fa</text:span><text:span text:style-name="T5">n</text:span><text:span text:style-name="T5">a </text:span><text:span text:style-name="T5">In</text:span><text:span text:style-name="T5">fl</text:span><text:span text:style-name="T5">u</text:span><text:span text:style-name="T5">x</text:span><text:span text:style-name="T5">D</text:span><text:span text:style-name="T5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/>
    <draw:gradient draw:name="Dark_20_Grey_20_Linear_20_T" draw:display-name="Dark Grey Linear T" draw:style="linear" draw:start-color="#333333" draw:end-color="#999999" draw:start-intensity="100%" draw:end-intensity="100%" draw:angle="0deg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VRT_20_Light_20_Axial_20_H" draw:display-name="VRT Light Axial H" draw:style="axial" draw:start-color="#7fb9dd" draw:end-color="#0073bc" draw:start-intensity="100%" draw:end-intensity="100%" draw:angle="180deg" draw:border="0%"/>
    <draw:gradient draw:name="VRT_20_Light_20_Linear_20_T" draw:display-name="VRT Light Linear T" draw:style="linear" draw:start-color="#0073bc" draw:end-color="#7fb9dd" draw:start-intensity="100%" draw:end-intensity="100%" draw:angle="0deg" draw:border="1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8T13:58:19.492211973</meta:creation-date>
    <dc:date>2024-06-07T20:25:29.703273745</dc:date>
    <meta:editing-duration>P5DT7M47S</meta:editing-duration>
    <meta:editing-cycles>7</meta:editing-cycles>
    <meta:generator>LibreOffice/7.3.7.2$Linux_X86_64 LibreOffice_project/30$Build-2</meta:generator>
    <meta:document-statistic meta:object-count="323"/>
  </office:meta>
</office:document-meta>
</file>